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43.6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58220"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fo:language="en" fo:country="US" style:language-asian="ar" style:country-asian="SA" style:font-name-asian="" style:font-name-complex="Calibri" style:font-name="Liberation Sans" fo:font-size="10pt" style:font-size-asian="10pt" style:font-size-complex="10pt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9" table:default-cell-style-name="ce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Minimal sanity test</text:p>
          </table:table-cell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Txl – setup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<text:span text:style-name="T1">NIfTy</text:span><text:span text:style-name="T2"> – setup</text:span>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ad Yaro Data Python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fTy – Yaro</text:p>
          </table:table-cell>
          <table:table-cell table:number-columns-repeated="2"/>
          <table:table-cell office:value-type="string" calcext:value-type="string">
            <text:p>Verify Yaro code works as expected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IDTxl – Yaro</text:p>
          </table:table-cell>
          <table:table-cell table:number-columns-repeated="2"/>
          <table:table-cell office:value-type="string" calcext:value-type="string">
            <text:p>Reimplement exact testing procedure, compare to NIf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tRev – MeanField</text:p>
          </table:table-cell>
          <table:table-cell table:number-columns-repeated="2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Kuramoto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Mesoscopic</text:p>
          </table:table-cell>
          <table:table-cell table:number-columns-repeated="2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TE</text:p>
          </table:table-cell>
          <table:table-cell table:number-columns-repeated="2"/>
          <table:table-cell office:value-type="string" calcext:value-type="string">
            <text:p><text:span text:style-name="T3">Understand what are known </text:span><text:span text:style-name="T4">potential</text:span> limits/pitfalls of 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Biological</text:p>
          </table:table-cell>
          <table:table-cell table:number-columns-repeated="2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Based on literature, decide if to use MeanField, Kuramoto or Mesoscopic model to simulate the experiment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Model</text:p>
          </table:table-cell>
          <table:table-cell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* input</text:p>
          </table:table-cell>
          <table:table-cell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* Param: PSD</text:p>
          </table:table-cell>
          <table:table-cell table:number-columns-repeated="2"/>
          <table:table-cell office:value-type="string" calcext:value-type="string">
            <text:p>What adequate PSD should I aim to get between regions? 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Lag</text:p>
          </table:table-cell>
          <table:table-cell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Synch</text:p>
          </table:table-cell>
          <table:table-cell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“true” FC</text:p>
          </table:table-cell>
          <table:table-cell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n model</text:p>
          </table:table-cell>
          <table:table-cell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pute model TE</text:p>
          </table:table-cell>
          <table:table-cell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Extensio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ynamical FC</text:p>
          </table:table-cell>
          <table:table-cell table:number-columns-repeated="2"/>
          <table:table-cell office:value-type="string" calcext:value-type="string">
            <text:p>Construct adequate sanity checks, verify they work, define “true” DFC, test model, apply to 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meter stability analysis</text:p>
          </table:table-cell>
          <table:table-cell table:number-columns-repeated="2"/>
          <table:table-cell office:value-type="string" calcext:value-type="string">
            <text:p>What parameters should I sweep to be “good enough” for this publication, if any?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1-08T14:44:46.318152637</dc:date>
    <meta:editing-duration>PT27M22S</meta:editing-duration>
    <meta:editing-cycles>6</meta:editing-cycles>
    <meta:generator>LibreOffice/6.0.7.3$Linux_X86_64 LibreOffice_project/00m0$Build-3</meta:generator>
    <meta:document-statistic meta:table-count="2" meta:cell-count="96" meta:object-count="0"/>
  </office:meta>
</office:document-meta>
</file>